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10727258565982132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75440571573854561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791837983625618955"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970547700006305153"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9612101260576437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330375915504849845"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1757486032298147505"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36593149358384684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1642167" text:continue-list="list1757486032298147505"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5696476245405399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5949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61576"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1658021"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1641380"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50646"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764807727704387926"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065013386035988630"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74110918752068231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637477"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12354260758745866"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901474374597607191"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670308972516063714" text:style-name="L15">
        <text:list-item>
          <text:list>
            <text:list-header>
              <text:p text:style-name="P172">1.5 miles averaging about 9:40/mile and rest 1 min</text:p>
            </text:list-header>
          </text:list>
        </text:list-item>
      </text:list>
      <text:p text:style-name="P23">1 mile in 8:26 and rest 2 min</text:p>
      <text:list xml:id="list708137408919700363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116679568390108499"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644383"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623004855158178901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440399899710725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126354606243228947"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1640125" text:continue-list="list334403998997107252" text:style-name="L19">
        <text:list-item>
          <text:list>
            <text:list-header>
              <text:p text:style-name="P176">(Pace*HR)=1240</text:p>
            </text:list-header>
          </text:list>
        </text:list-item>
      </text:list>
      <text:list xml:id="list41636461" text:continue-list="list6230048551581789016" text:style-name="L18">
        <text:list-item>
          <text:list>
            <text:list-header>
              <text:p text:style-name="P175">2 miles at 10:46/mile Ave HR= 121 bpm and rest a few minutes</text:p>
            </text:list-header>
          </text:list>
        </text:list-item>
      </text:list>
      <text:list xml:id="list41647474" text:continue-list="list4164012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1647572"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88900038740968319"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5149583857956226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843172032718887802"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030708536954967791"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9032261806557429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8148549841217145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1661280"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64771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16240822481731771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46489955675691643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84984739090058216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91534737261842818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45476457773793929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459523682056479964" text:style-name="L32">
        <text:list-item>
          <text:list>
            <text:list-header>
              <text:p text:style-name="P186">0.25 miles in 2:54</text:p>
              <text:p text:style-name="P186">1 mile in 9:21 going faster as I ran and ending at around 8:30 pace</text:p>
            </text:list-header>
          </text:list>
        </text:list-item>
      </text:list>
      <text:list xml:id="list3755588531496237400"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902633830536731977"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2449207592877317766"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10"/>
      <text:p text:style-name="P10">For 20 cemetery loops or more <text:s/></text:p>
      <text:p text:style-name="P77"><text:tab/><text:tab/> <text:s text:c="2"/>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oft-page-break/><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2">Splits: 8:33, 8:47, 8:50, 9:25, 8:08</text:span></text:p>
      <text:p text:style-name="P15"/>
      <text:list xml:id="list7176092959733076845"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05T21:39:41.22</dc:date>
    <dc:creator>James Lombardi</dc:creator>
    <meta:editing-duration>P21DT17H59M39S</meta:editing-duration>
    <meta:editing-cycles>1764</meta:editing-cycles>
    <meta:generator>OpenOffice/4.1.2$Win32 OpenOffice.org_project/412m3$Build-9782</meta:generator>
    <meta:document-statistic meta:table-count="0" meta:image-count="9" meta:object-count="0" meta:page-count="179" meta:paragraph-count="5150" meta:word-count="55809" meta:character-count="286086"/>
  </office:meta>
</office:document-meta>
</file>